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88cm" fo:min-width="2.08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91cm" fo:min-width="2.1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4cm" fo:min-width="1.9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2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0.324cm" fo:min-width="17.407cm"/>
    </style:style>
    <style:style style:name="gr8" style:family="graphic" style:parent-style-name="standard">
      <style:graphic-properties draw:textarea-horizontal-align="justify" draw:textarea-vertical-align="middle" draw:auto-grow-height="false" fo:min-height="22.864cm" fo:min-width="17.992cm"/>
    </style:style>
    <style:style style:name="gr9" style:family="graphic" style:parent-style-name="standard">
      <style:graphic-properties draw:textarea-horizontal-align="justify" draw:textarea-vertical-align="middle" draw:auto-grow-height="false" fo:min-height="1.488cm" fo:min-width="2.0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488cm" fo:min-width="2.08cm"/>
      <style:paragraph-properties style:writing-mode="lr-tb"/>
    </style:style>
    <style:style style:name="gr11" style:family="graphic" style:parent-style-name="standard">
      <style:graphic-properties draw:stroke="dash" draw:stroke-dash="Long_20_Dash" draw:textarea-horizontal-align="justify" draw:textarea-vertical-align="middle" draw:auto-grow-height="false" fo:min-height="4.376cm" fo:min-width="3.691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13" style:family="graphic" style:parent-style-name="standard">
      <style:graphic-properties draw:stroke="dash" draw:stroke-dash="Long_20_Dash" draw:textarea-horizontal-align="justify" draw:textarea-vertical-align="middle" draw:auto-grow-height="false" fo:min-height="4.068cm" fo:min-width="3.691cm"/>
    </style:style>
    <style:style style:name="gr14" style:family="graphic" style:parent-style-name="standard">
      <style:graphic-properties draw:stroke="dash" draw:stroke-dash="Long_20_Dash" draw:textarea-horizontal-align="justify" draw:textarea-vertical-align="middle" draw:auto-grow-height="false" fo:min-height="3.306cm" fo:min-width="3.691cm"/>
    </style:style>
    <style:style style:name="gr15" style:family="graphic" style:parent-style-name="standard">
      <style:graphic-properties draw:stroke="dash" draw:stroke-dash="Long_20_Dash" draw:textarea-horizontal-align="justify" draw:textarea-vertical-align="middle" draw:auto-grow-height="false" fo:min-height="2.925cm" fo:min-width="4.199cm"/>
    </style:style>
    <style:style style:name="gr16" style:family="graphic" style:parent-style-name="standard">
      <style:graphic-properties draw:stroke="solid" svg:stroke-color="#3465a4" draw:fill="none" draw:fill-color="#ffffff" draw:textarea-horizontal-align="left" draw:auto-grow-height="true" draw:auto-grow-width="true" fo:min-height="0.628cm" fo:min-width="1.352cm"/>
      <style:paragraph-properties style:writing-mode="lr-tb"/>
    </style:style>
    <style:style style:name="gr17" style:family="graphic" style:parent-style-name="standard">
      <style:graphic-properties draw:stroke="solid" svg:stroke-color="#3465a4" draw:fill="none" draw:fill-color="#ffffff" draw:textarea-horizontal-align="left" draw:auto-grow-height="true" draw:auto-grow-width="true" fo:min-height="0.639cm" fo:min-width="1.405cm"/>
      <style:paragraph-properties style:writing-mode="lr-tb"/>
    </style:style>
    <style:style style:name="gr18" style:family="graphic" style:parent-style-name="standard">
      <style:graphic-properties draw:stroke="solid" svg:stroke-color="#3465a4" draw:fill="solid" draw:fill-color="#ffffff" draw:textarea-horizontal-align="left" draw:auto-grow-height="true" draw:auto-grow-width="true" fo:min-height="0.374cm" fo:min-width="3.638cm"/>
      <style:paragraph-properties style:writing-mode="lr-tb"/>
    </style:style>
    <style:style style:name="gr19" style:family="graphic" style:parent-style-name="standard">
      <style:graphic-properties draw:stroke="solid" svg:stroke-color="#3465a4" draw:fill="none" draw:fill-color="#ffffff" draw:textarea-horizontal-align="left" draw:auto-grow-height="true" draw:auto-grow-width="true" fo:min-height="0.628cm" fo:min-width="0.516cm"/>
      <style:paragraph-properties style:writing-mode="lr-tb"/>
    </style:style>
    <style:style style:name="gr20" style:family="graphic" style:parent-style-name="standard">
      <style:graphic-properties draw:stroke="solid" svg:stroke-color="#3465a4" draw:fill="solid" draw:fill-color="#ffffff" draw:textarea-horizontal-align="left" draw:auto-grow-height="true" draw:auto-grow-width="true" fo:min-height="0.628cm" fo:min-width="2.294cm"/>
      <style:paragraph-properties style:writing-mode="lr-tb"/>
    </style:style>
    <style:style style:name="gr21" style:family="graphic" style:parent-style-name="standard">
      <style:graphic-properties draw:stroke="solid" svg:stroke-color="#3465a4" draw:fill="solid" draw:fill-color="#ffffff" draw:textarea-horizontal-align="left" draw:auto-grow-height="true" draw:auto-grow-width="true" fo:min-height="0.628cm" fo:min-width="2.322cm"/>
      <style:paragraph-properties style:writing-mode="lr-tb"/>
    </style:style>
    <style:style style:name="gr22" style:family="graphic" style:parent-style-name="standard" style:list-style-name="L1">
      <style:graphic-properties draw:stroke="solid" svg:stroke-color="#3465a4" draw:fill="solid" draw:fill-color="#ffffff" draw:textarea-horizontal-align="left" draw:auto-grow-height="true" draw:auto-grow-width="true" fo:min-height="0.639cm" fo:min-width="10.5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604cm" svg:y1="12.747cm" svg:x2="3.032cm" svg:y2="19.278cm" draw:start-shape="id1" draw:start-glue-point="3" draw:end-shape="id2" draw:end-glue-point="3" svg:d="M7604 12747h-5098v6531h526" svg:viewBox="0 0 5099 6532">
          <text:p/>
        </draw:connector>
        <draw:line draw:style-name="gr2" draw:text-style-name="P2" draw:layer="layout" svg:x1="16.367cm" svg:y1="12.049cm" svg:x2="16.367cm" svg:y2="15.351cm">
          <text:p/>
        </draw:line>
        <draw:line draw:style-name="gr2" draw:text-style-name="P2" draw:layer="layout" svg:x1="16.621cm" svg:y1="19.542cm" svg:x2="16.621cm" svg:y2="22.971cm">
          <text:p/>
        </draw:line>
        <draw:line draw:style-name="gr2" draw:text-style-name="P2" draw:layer="layout" svg:x1="6.461cm" svg:y1="19.669cm" svg:x2="6.461cm" svg:y2="22.971cm">
          <text:p/>
        </draw:line>
        <draw:custom-shape draw:style-name="gr3" draw:text-style-name="P3" draw:layer="layout" svg:width="3.649cm" svg:height="2.456cm" svg:x="3.109cm" svg:y="1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683cm" svg:height="2.603cm" svg:x="14.716cm" svg:y="15.409cm">
          <text:p text:style-name="P3"><text:span text:style-name="T1">Fronte</text:span><text:span text:style-name="T1">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425cm" svg:height="2.248cm" svg:x="3.417cm" svg:y="5.229cm">
          <text:p text:style-name="P3"><text:span text:style-name="T1">Mongo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937cm" svg:height="2.54cm" svg:x="14.462cm" svg:y="7.985cm">
          <text:p text:style-name="P3"><text:span text:style-name="T1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23cm" svg:y1="8.366cm" svg:x2="14.208cm" svg:y2="9.763cm">
          <text:p/>
        </draw:line>
        <draw:custom-shape draw:style-name="gr7" draw:text-style-name="P2" draw:layer="layout" svg:width="17.907cm" svg:height="20.574cm" svg:x="1.762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8.492cm" svg:height="23.114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648cm" svg:height="2.456cm" svg:x="3.265cm" svg:y="1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648cm" svg:height="2.456cm" svg:x="3.448cm" svg:y="15.489cm">
          <text:p text:style-name="P3"><text:span text:style-name="T1">RabbitMQ</text:span></text:p>
          <text:p text:style-name="P3"><text:span text:style-name="T1">Server(s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4.048cm" svg:y1="19.669cm" svg:x2="4.048cm" svg:y2="22.971cm">
          <text:p/>
        </draw:line>
        <draw:custom-shape draw:style-name="gr11" draw:text-style-name="P2" draw:layer="layout" svg:width="4.191cm" svg:height="4.626cm" svg:x="3.03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6" draw:id="id6" draw:layer="layout" svg:width="4.826cm" svg:height="1.27cm" svg:x="2.016cm" svg:y="27.43cm">
          <text:p text:style-name="P3"><text:span text:style-name="T2">Producers /</text:span></text:p>
          <text:p text:style-name="P3"><text:span text:style-name="T2"><text:s/></text:span><text:span text:style-name="T2">IoT Devic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191cm" svg:height="4.318cm" svg:x="14.462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191cm" svg:height="4.318cm" svg:x="14.335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.191cm" svg:height="3.556cm" svg:x="3.03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649cm" svg:height="2.456cm" svg:x="7.935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648cm" svg:height="2.456cm" svg:x="8.091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648cm" svg:height="2.456cm" svg:x="8.274cm" svg:y="11.498cm">
          <text:p text:style-name="P5"><text:span text:style-name="T1">Consu</text:span><text:span text:style-name="T1">mer(s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" draw:id="id1" draw:layer="layout" svg:width="4.699cm" svg:height="3.175cm" svg:x="7.604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2.068cm" svg:height="0.878cm" svg:x="5.191cm" svg:y="18.845cm">
          <draw:text-box>
            <text:p text:style-name="P6">15672</text:p>
          </draw:text-box>
        </draw:frame>
        <draw:frame draw:style-name="gr17" draw:text-style-name="P7" xml:id="id2" draw:id="id2" draw:layer="layout" svg:width="1.905cm" svg:height="0.889cm" svg:x="3.032cm" svg:y="18.834cm">
          <draw:text-box>
            <text:p text:style-name="P6">5672</text:p>
          </draw:text-box>
        </draw:frame>
        <draw:frame draw:style-name="gr18" draw:text-style-name="P8" draw:layer="layout" svg:width="4.138cm" svg:height="0.878cm" svg:x="3.032cm" svg:y="20.812cm">
          <draw:text-box>
            <text:p text:style-name="P6">Load Balancer</text:p>
          </draw:text-box>
        </draw:frame>
        <draw:frame draw:style-name="gr17" draw:text-style-name="P7" xml:id="id7" draw:id="id7" draw:layer="layout" svg:width="3.194cm" svg:height="0.889cm" svg:x="2.124cm" svg:y="22.971cm">
          <draw:text-box>
            <text:p text:style-name="P6">NodePort1</text:p>
          </draw:text-box>
        </draw:frame>
        <draw:frame draw:style-name="gr17" draw:text-style-name="P7" xml:id="id5" draw:id="id5" draw:layer="layout" svg:width="3.194cm" svg:height="0.889cm" svg:x="5.426cm" svg:y="22.971cm">
          <draw:text-box>
            <text:p text:style-name="P6">NodePort2</text:p>
          </draw:text-box>
        </draw:frame>
        <draw:frame draw:style-name="gr18" draw:text-style-name="P8" draw:layer="layout" svg:width="4.138cm" svg:height="0.878cm" svg:x="14.515cm" svg:y="20.823cm">
          <draw:text-box>
            <text:p text:style-name="P6">Load Balancer</text:p>
          </draw:text-box>
        </draw:frame>
        <draw:frame draw:style-name="gr19" draw:text-style-name="P7" draw:layer="layout" svg:width="1.129cm" svg:height="0.878cm" svg:x="16cm" svg:y="18.653cm">
          <draw:text-box>
            <text:p text:style-name="P6">80</text:p>
          </draw:text-box>
        </draw:frame>
        <draw:frame draw:style-name="gr17" draw:text-style-name="P7" xml:id="id4" draw:id="id4" draw:layer="layout" svg:width="3.194cm" svg:height="0.889cm" svg:x="14.951cm" svg:y="22.971cm">
          <draw:text-box>
            <text:p text:style-name="P6">NodePort3</text:p>
          </draw:text-box>
        </draw:frame>
        <draw:frame draw:style-name="gr17" draw:text-style-name="P7" draw:layer="layout" svg:width="1.905cm" svg:height="0.889cm" svg:x="15.478cm" svg:y="11.16cm">
          <draw:text-box>
            <text:p text:style-name="P6">5000</text:p>
          </draw:text-box>
        </draw:frame>
        <draw:frame draw:style-name="gr20" draw:text-style-name="P8" draw:layer="layout" svg:width="2.822cm" svg:height="0.878cm" svg:x="14.942cm" svg:y="13.065cm">
          <draw:text-box>
            <text:p text:style-name="P6">ClusterIP</text:p>
          </draw:text-box>
        </draw:frame>
        <draw:frame draw:style-name="gr17" draw:text-style-name="P7" draw:layer="layout" svg:width="2.068cm" svg:height="0.889cm" svg:x="5.155cm" svg:y="7.604cm">
          <draw:text-box>
            <text:p text:style-name="P6">27017</text:p>
          </draw:text-box>
        </draw:frame>
        <draw:line draw:style-name="gr2" draw:text-style-name="P2" draw:layer="layout" svg:x1="7.223cm" svg:y1="8.493cm" svg:x2="10.017cm" svg:y2="11.16cm">
          <text:p/>
        </draw:line>
        <draw:frame draw:style-name="gr21" draw:text-style-name="P8" draw:layer="layout" svg:width="2.822cm" svg:height="0.878cm" svg:x="7.703cm" svg:y="8.885cm">
          <draw:text-box>
            <text:p text:style-name="P6">ClusterIP</text:p>
          </draw:text-box>
        </draw:frame>
        <draw:frame draw:style-name="gr20" draw:text-style-name="P8" draw:layer="layout" svg:width="2.822cm" svg:height="0.878cm" svg:x="3.286cm" svg:y="12.303cm">
          <draw:text-box>
            <text:p text:style-name="P6">ClusterIP</text:p>
          </draw:text-box>
        </draw:frame>
        <draw:connector draw:style-name="gr1" draw:text-style-name="P1" draw:layer="layout" draw:line-skew="-0.635cm" svg:x1="11.922cm" svg:y1="27.416cm" svg:x2="16.548cm" svg:y2="23.86cm" draw:start-shape="id3" draw:start-glue-point="0" draw:end-shape="id4" draw:end-glue-point="2" svg:d="M11922 27416v-2413h4626v-1143" svg:viewBox="0 0 4627 3557">
          <text:p/>
        </draw:connector>
        <draw:connector draw:style-name="gr1" draw:text-style-name="P1" draw:layer="layout" draw:line-skew="-0.635cm" svg:x1="11.922cm" svg:y1="27.416cm" svg:x2="7.023cm" svg:y2="23.86cm" draw:start-shape="id3" draw:start-glue-point="0" draw:end-shape="id5" draw:end-glue-point="2" svg:d="M11922 27416v-2413h-4899v-1143" svg:viewBox="0 0 4900 3557">
          <text:p/>
        </draw:connector>
        <draw:frame draw:style-name="gr20" draw:text-style-name="P8" draw:layer="layout" svg:width="3.385cm" svg:height="0.878cm" svg:x="8.918cm" svg:y="3.286cm">
          <draw:text-box>
            <text:p text:style-name="P6">Kubernetes</text:p>
          </draw:text-box>
        </draw:frame>
        <draw:frame draw:style-name="gr20" draw:text-style-name="P8" draw:layer="layout" svg:width="2.794cm" svg:height="0.878cm" svg:x="9.128cm" svg:y="1.138cm">
          <draw:text-box>
            <text:p text:style-name="P6">Minikube</text:p>
          </draw:text-box>
        </draw:frame>
        <draw:connector draw:style-name="gr1" draw:text-style-name="P1" draw:layer="layout" draw:line-skew="-0.642cm" svg:x1="4.429cm" svg:y1="27.43cm" svg:x2="3.721cm" svg:y2="23.86cm" draw:start-shape="id6" draw:start-glue-point="0" draw:end-shape="id7" draw:end-glue-point="2" svg:d="M4429 27430v-2427h-708v-1143" svg:viewBox="0 0 709 3571">
          <text:p/>
        </draw:connector>
        <draw:frame draw:style-name="gr22" draw:text-style-name="P10" draw:layer="layout" svg:width="15.797cm" svg:height="0.889cm" svg:x="1.967cm" svg:y="25.638cm">
          <draw:text-box>
            <text:p text:style-name="P9"><text:span text:style-name="T1">(Extern</text:span><text:span text:style-name="T1">al </text:span><text:span text:style-name="T1">access: </text:span><text:span text:style-name="T1">192.168</text:span><text:span text:style-name="T1">.49.2:N</text:span><text:span text:style-name="T1">odePort </text:span><text:span text:style-name="T1">from </text:span><text:span text:style-name="T1">host </text:span><text:span text:style-name="T1">machin</text:span><text:span text:style-name="T1">e)</text:span></text:p>
          </draw:text-box>
        </draw:frame>
        <draw:custom-shape draw:style-name="gr12" draw:text-style-name="P3" xml:id="id3" draw:id="id3" draw:layer="layout" svg:width="4.826cm" svg:height="1.27cm" svg:x="9.509cm" svg:y="27.416cm">
          <text:p text:style-name="P3"><text:span text:style-name="T2">App </text:span><text:span text:style-name="T2">User</text:span><text:span text:style-name="T2">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none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1:44:26.352859008</meta:creation-date>
    <dc:date>2021-09-07T18:18:54.715807798</dc:date>
    <meta:editing-duration>P1DT1H54M1S</meta:editing-duration>
    <meta:editing-cycles>6</meta:editing-cycles>
    <meta:generator>LibreOffice/6.4.7.2$Linux_X86_64 LibreOffice_project/40$Build-2</meta:generator>
    <meta:document-statistic meta:object-count="44"/>
  </office:meta>
</office:document-meta>
</file>